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Roboto" svg:font-family="Roboto,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5b7bb" officeooo:paragraph-rsid="0005b7bb" style:font-weight-asian="bold" style:font-weight-complex="bold"/>
    </style:style>
    <style:style style:name="P2" style:family="paragraph" style:parent-style-name="Standard">
      <style:paragraph-properties fo:line-height="200%" fo:text-align="start" style:justify-single-word="false"/>
      <style:text-properties fo:font-weight="normal" officeooo:rsid="0005b7bb" officeooo:paragraph-rsid="0005b7bb" style:font-weight-asian="normal" style:font-weight-complex="normal"/>
    </style:style>
    <style:style style:name="P3" style:family="paragraph" style:parent-style-name="Standard">
      <style:paragraph-properties fo:line-height="200%" fo:text-align="start" style:justify-single-word="false"/>
      <style:text-properties fo:font-weight="normal" officeooo:rsid="0005b7bb" officeooo:paragraph-rsid="005d0a52" style:font-weight-asian="normal" style:font-weight-complex="normal"/>
    </style:style>
    <style:style style:name="P4" style:family="paragraph" style:parent-style-name="Standard">
      <style:paragraph-properties fo:line-height="200%" fo:text-align="start" style:justify-single-word="false"/>
      <style:text-properties fo:font-weight="normal" officeooo:rsid="004e9179" officeooo:paragraph-rsid="005d0a52"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05b7bb" officeooo:paragraph-rsid="005d0a52"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05b7bb" officeooo:paragraph-rsid="0005b7bb" style:font-weight-asian="normal" style:font-weight-complex="normal"/>
    </style:style>
    <style:style style:name="T1" style:family="text">
      <style:text-properties officeooo:rsid="000b999f"/>
    </style:style>
    <style:style style:name="T2" style:family="text">
      <style:text-properties officeooo:rsid="000e55d3"/>
    </style:style>
    <style:style style:name="T3" style:family="text">
      <style:text-properties officeooo:rsid="002c25c6"/>
    </style:style>
    <style:style style:name="T4" style:family="text">
      <style:text-properties officeooo:rsid="00326c2c"/>
    </style:style>
    <style:style style:name="T5" style:family="text">
      <style:text-properties officeooo:rsid="0035f5ad"/>
    </style:style>
    <style:style style:name="T6" style:family="text">
      <style:text-properties officeooo:rsid="004e9179"/>
    </style:style>
    <style:style style:name="T7" style:family="text">
      <style:text-properties fo:font-weight="bold" officeooo:rsid="006848cb" style:font-weight-asian="bold" style:font-weight-complex="bold"/>
    </style:style>
    <style:style style:name="T8" style:family="text">
      <style:text-properties officeooo:rsid="006848cb"/>
    </style:style>
    <style:style style:name="T9" style:family="text">
      <style:text-properties officeooo:rsid="0069c900"/>
    </style:style>
    <style:style style:name="T10" style:family="text">
      <style:text-properties officeooo:rsid="007ba9e3"/>
    </style:style>
    <style:style style:name="T11" style:family="text">
      <style:text-properties officeooo:rsid="007e0894"/>
    </style:style>
    <style:style style:name="T12" style:family="text">
      <style:text-properties fo:font-style="italic" officeooo:rsid="008625cd" style:font-style-asian="italic" style:font-style-complex="italic"/>
    </style:style>
    <style:style style:name="T13" style:family="text">
      <style:text-properties fo:font-style="italic" officeooo:rsid="00b4dd7e" style:font-style-asian="italic" style:font-style-complex="italic"/>
    </style:style>
    <style:style style:name="T14" style:family="text">
      <style:text-properties fo:font-style="italic" officeooo:rsid="00bd666f" style:font-style-asian="italic" style:font-style-complex="italic"/>
    </style:style>
    <style:style style:name="T15" style:family="text">
      <style:text-properties fo:font-style="italic" officeooo:rsid="00da5a00" style:font-style-asian="italic" style:font-style-complex="italic"/>
    </style:style>
    <style:style style:name="T16" style:family="text">
      <style:text-properties fo:font-style="normal" officeooo:rsid="008625cd" style:font-style-asian="normal" style:font-style-complex="normal"/>
    </style:style>
    <style:style style:name="T17" style:family="text">
      <style:text-properties fo:font-style="normal" officeooo:rsid="0086888c" style:font-style-asian="normal" style:font-style-complex="normal"/>
    </style:style>
    <style:style style:name="T18" style:family="text">
      <style:text-properties fo:font-style="normal" officeooo:rsid="008768e1" style:font-style-asian="normal" style:font-style-complex="normal"/>
    </style:style>
    <style:style style:name="T19" style:family="text">
      <style:text-properties fo:font-style="normal" officeooo:rsid="00887064" style:font-style-asian="normal" style:font-style-complex="normal"/>
    </style:style>
    <style:style style:name="T20" style:family="text">
      <style:text-properties fo:font-style="normal" officeooo:rsid="008940b0" style:font-style-asian="normal" style:font-style-complex="normal"/>
    </style:style>
    <style:style style:name="T21" style:family="text">
      <style:text-properties fo:font-style="normal" officeooo:rsid="008a5e82" style:font-style-asian="normal" style:font-style-complex="normal"/>
    </style:style>
    <style:style style:name="T22" style:family="text">
      <style:text-properties fo:font-style="normal" officeooo:rsid="008bb94c" style:font-style-asian="normal" style:font-style-complex="normal"/>
    </style:style>
    <style:style style:name="T23" style:family="text">
      <style:text-properties fo:font-style="normal" officeooo:rsid="008c932f" style:font-style-asian="normal" style:font-style-complex="normal"/>
    </style:style>
    <style:style style:name="T24" style:family="text">
      <style:text-properties fo:font-style="normal" officeooo:rsid="008d7ec8" style:font-style-asian="normal" style:font-style-complex="normal"/>
    </style:style>
    <style:style style:name="T25" style:family="text">
      <style:text-properties fo:font-style="normal" officeooo:rsid="008e5f41" style:font-style-asian="normal" style:font-style-complex="normal"/>
    </style:style>
    <style:style style:name="T26" style:family="text">
      <style:text-properties fo:font-style="normal" officeooo:rsid="008f91ab" style:font-style-asian="normal" style:font-style-complex="normal"/>
    </style:style>
    <style:style style:name="T27" style:family="text">
      <style:text-properties fo:font-style="normal" officeooo:rsid="00912b31" style:font-style-asian="normal" style:font-style-complex="normal"/>
    </style:style>
    <style:style style:name="T28" style:family="text">
      <style:text-properties fo:font-style="normal" officeooo:rsid="0092507f" style:font-style-asian="normal" style:font-style-complex="normal"/>
    </style:style>
    <style:style style:name="T29" style:family="text">
      <style:text-properties fo:font-style="normal" officeooo:rsid="009348da" style:font-style-asian="normal" style:font-style-complex="normal"/>
    </style:style>
    <style:style style:name="T30" style:family="text">
      <style:text-properties fo:font-style="normal" officeooo:rsid="0095ab10" style:font-style-asian="normal" style:font-style-complex="normal"/>
    </style:style>
    <style:style style:name="T31" style:family="text">
      <style:text-properties fo:font-style="normal" officeooo:rsid="00981a81" style:font-style-asian="normal" style:font-style-complex="normal"/>
    </style:style>
    <style:style style:name="T32" style:family="text">
      <style:text-properties fo:font-style="normal" officeooo:rsid="00997d08" style:font-style-asian="normal" style:font-style-complex="normal"/>
    </style:style>
    <style:style style:name="T33" style:family="text">
      <style:text-properties fo:font-style="normal" officeooo:rsid="0099ca31" style:font-style-asian="normal" style:font-style-complex="normal"/>
    </style:style>
    <style:style style:name="T34" style:family="text">
      <style:text-properties fo:font-style="normal" officeooo:rsid="009ba83b" style:font-style-asian="normal" style:font-style-complex="normal"/>
    </style:style>
    <style:style style:name="T35" style:family="text">
      <style:text-properties fo:font-style="normal" officeooo:rsid="009baad9" style:font-style-asian="normal" style:font-style-complex="normal"/>
    </style:style>
    <style:style style:name="T36" style:family="text">
      <style:text-properties fo:font-style="normal" officeooo:rsid="009d1240" style:font-style-asian="normal" style:font-style-complex="normal"/>
    </style:style>
    <style:style style:name="T37" style:family="text">
      <style:text-properties fo:font-style="normal" officeooo:rsid="009e563d" style:font-style-asian="normal" style:font-style-complex="normal"/>
    </style:style>
    <style:style style:name="T38" style:family="text">
      <style:text-properties fo:font-style="normal" officeooo:rsid="00a091e8" style:font-style-asian="normal" style:font-style-complex="normal"/>
    </style:style>
    <style:style style:name="T39" style:family="text">
      <style:text-properties fo:font-style="normal" officeooo:rsid="00a15225" style:font-style-asian="normal" style:font-style-complex="normal"/>
    </style:style>
    <style:style style:name="T40" style:family="text">
      <style:text-properties fo:font-style="normal" officeooo:rsid="00a3f742" style:font-style-asian="normal" style:font-style-complex="normal"/>
    </style:style>
    <style:style style:name="T41" style:family="text">
      <style:text-properties fo:font-style="normal" officeooo:rsid="00a49b88" style:font-style-asian="normal" style:font-style-complex="normal"/>
    </style:style>
    <style:style style:name="T42" style:family="text">
      <style:text-properties fo:font-style="normal" officeooo:rsid="00a4b7a0" style:font-style-asian="normal" style:font-style-complex="normal"/>
    </style:style>
    <style:style style:name="T43" style:family="text">
      <style:text-properties fo:font-style="normal" officeooo:rsid="00a6665e" style:font-style-asian="normal" style:font-style-complex="normal"/>
    </style:style>
    <style:style style:name="T44" style:family="text">
      <style:text-properties fo:font-style="normal" officeooo:rsid="00a77af6" style:font-style-asian="normal" style:font-style-complex="normal"/>
    </style:style>
    <style:style style:name="T45" style:family="text">
      <style:text-properties fo:font-style="normal" officeooo:rsid="00ab09d0" style:font-style-asian="normal" style:font-style-complex="normal"/>
    </style:style>
    <style:style style:name="T46" style:family="text">
      <style:text-properties fo:font-style="normal" officeooo:rsid="00ab434b" style:font-style-asian="normal" style:font-style-complex="normal"/>
    </style:style>
    <style:style style:name="T47" style:family="text">
      <style:text-properties fo:font-style="normal" officeooo:rsid="00acd267" style:font-style-asian="normal" style:font-style-complex="normal"/>
    </style:style>
    <style:style style:name="T48" style:family="text">
      <style:text-properties fo:font-style="normal" officeooo:rsid="00adfe7f" style:font-style-asian="normal" style:font-style-complex="normal"/>
    </style:style>
    <style:style style:name="T49" style:family="text">
      <style:text-properties fo:font-style="normal" officeooo:rsid="00ae749b" style:font-style-asian="normal" style:font-style-complex="normal"/>
    </style:style>
    <style:style style:name="T50" style:family="text">
      <style:text-properties fo:font-style="normal" officeooo:rsid="00b0708d" style:font-style-asian="normal" style:font-style-complex="normal"/>
    </style:style>
    <style:style style:name="T51" style:family="text">
      <style:text-properties fo:font-style="normal" officeooo:rsid="00b0d95a" style:font-style-asian="normal" style:font-style-complex="normal"/>
    </style:style>
    <style:style style:name="T52" style:family="text">
      <style:text-properties fo:font-style="normal" officeooo:rsid="00b253c0" style:font-style-asian="normal" style:font-style-complex="normal"/>
    </style:style>
    <style:style style:name="T53" style:family="text">
      <style:text-properties fo:font-style="normal" officeooo:rsid="00b339d1" style:font-style-asian="normal" style:font-style-complex="normal"/>
    </style:style>
    <style:style style:name="T54" style:family="text">
      <style:text-properties fo:font-style="normal" officeooo:rsid="00b4dd7e" style:font-style-asian="normal" style:font-style-complex="normal"/>
    </style:style>
    <style:style style:name="T55" style:family="text">
      <style:text-properties fo:font-style="normal" officeooo:rsid="00bd666f" style:font-style-asian="normal" style:font-style-complex="normal"/>
    </style:style>
    <style:style style:name="T56" style:family="text">
      <style:text-properties fo:font-style="normal" officeooo:rsid="00beebe4" style:font-style-asian="normal" style:font-style-complex="normal"/>
    </style:style>
    <style:style style:name="T57" style:family="text">
      <style:text-properties fo:font-style="normal" officeooo:rsid="00c00baf" style:font-style-asian="normal" style:font-style-complex="normal"/>
    </style:style>
    <style:style style:name="T58" style:family="text">
      <style:text-properties fo:font-style="normal" officeooo:rsid="00c0b8e5" style:font-style-asian="normal" style:font-style-complex="normal"/>
    </style:style>
    <style:style style:name="T59" style:family="text">
      <style:text-properties fo:font-style="normal" officeooo:rsid="00c24ced" style:font-style-asian="normal" style:font-style-complex="normal"/>
    </style:style>
    <style:style style:name="T60" style:family="text">
      <style:text-properties fo:font-style="normal" officeooo:rsid="00c37a93" style:font-style-asian="normal" style:font-style-complex="normal"/>
    </style:style>
    <style:style style:name="T61" style:family="text">
      <style:text-properties fo:font-style="normal" officeooo:rsid="00c638e9" style:font-style-asian="normal" style:font-style-complex="normal"/>
    </style:style>
    <style:style style:name="T62" style:family="text">
      <style:text-properties fo:font-style="normal" officeooo:rsid="00c811d2" style:font-style-asian="normal" style:font-style-complex="normal"/>
    </style:style>
    <style:style style:name="T63" style:family="text">
      <style:text-properties fo:font-style="normal" officeooo:rsid="00c846f5" style:font-style-asian="normal" style:font-style-complex="normal"/>
    </style:style>
    <style:style style:name="T64" style:family="text">
      <style:text-properties fo:font-style="normal" officeooo:rsid="00c9f7ec" style:font-style-asian="normal" style:font-style-complex="normal"/>
    </style:style>
    <style:style style:name="T65" style:family="text">
      <style:text-properties fo:font-style="normal" officeooo:rsid="00ca4242" style:font-style-asian="normal" style:font-style-complex="normal"/>
    </style:style>
    <style:style style:name="T66" style:family="text">
      <style:text-properties fo:font-style="normal" officeooo:rsid="00ca42a7" style:font-style-asian="normal" style:font-style-complex="normal"/>
    </style:style>
    <style:style style:name="T67" style:family="text">
      <style:text-properties fo:font-style="normal" officeooo:rsid="00ca92bb" style:font-style-asian="normal" style:font-style-complex="normal"/>
    </style:style>
    <style:style style:name="T68" style:family="text">
      <style:text-properties fo:font-style="normal" officeooo:rsid="00cae813" style:font-style-asian="normal" style:font-style-complex="normal"/>
    </style:style>
    <style:style style:name="T69" style:family="text">
      <style:text-properties fo:font-style="normal" officeooo:rsid="00d07a0b" style:font-style-asian="normal" style:font-style-complex="normal"/>
    </style:style>
    <style:style style:name="T70" style:family="text">
      <style:text-properties fo:font-style="normal" officeooo:rsid="00d16488" style:font-style-asian="normal" style:font-style-complex="normal"/>
    </style:style>
    <style:style style:name="T71" style:family="text">
      <style:text-properties fo:font-style="normal" officeooo:rsid="00d2bb62" style:font-style-asian="normal" style:font-style-complex="normal"/>
    </style:style>
    <style:style style:name="T72" style:family="text">
      <style:text-properties fo:font-style="normal" officeooo:rsid="00d30b4f" style:font-style-asian="normal" style:font-style-complex="normal"/>
    </style:style>
    <style:style style:name="T73" style:family="text">
      <style:text-properties fo:font-style="normal" officeooo:rsid="00d3fd8d" style:font-style-asian="normal" style:font-style-complex="normal"/>
    </style:style>
    <style:style style:name="T74" style:family="text">
      <style:text-properties fo:font-style="normal" officeooo:rsid="00d470aa" style:font-style-asian="normal" style:font-style-complex="normal"/>
    </style:style>
    <style:style style:name="T75" style:family="text">
      <style:text-properties fo:font-style="normal" officeooo:rsid="00d5f6f6" style:font-style-asian="normal" style:font-style-complex="normal"/>
    </style:style>
    <style:style style:name="T76" style:family="text">
      <style:text-properties fo:font-style="normal" officeooo:rsid="00d67b1e" style:font-style-asian="normal" style:font-style-complex="normal"/>
    </style:style>
    <style:style style:name="T77" style:family="text">
      <style:text-properties fo:font-style="normal" officeooo:rsid="00d68543" style:font-style-asian="normal" style:font-style-complex="normal"/>
    </style:style>
    <style:style style:name="T78" style:family="text">
      <style:text-properties fo:font-style="normal" officeooo:rsid="00d71c8c" style:font-style-asian="normal" style:font-style-complex="normal"/>
    </style:style>
    <style:style style:name="T79" style:family="text">
      <style:text-properties fo:font-style="normal" officeooo:rsid="00d74872" style:font-style-asian="normal" style:font-style-complex="normal"/>
    </style:style>
    <style:style style:name="T80" style:family="text">
      <style:text-properties fo:font-style="normal" officeooo:rsid="00d9116a" style:font-style-asian="normal" style:font-style-complex="normal"/>
    </style:style>
    <style:style style:name="T81" style:family="text">
      <style:text-properties fo:font-style="normal" officeooo:rsid="00dee41a" style:font-style-asian="normal" style:font-style-complex="normal"/>
    </style:style>
    <style:style style:name="T82" style:family="text">
      <style:text-properties fo:font-style="normal" officeooo:rsid="00df225b" style:font-style-asian="normal" style:font-style-complex="normal"/>
    </style:style>
    <style:style style:name="T83" style:family="text">
      <style:text-properties fo:font-style="normal" officeooo:rsid="00dfc30f" style:font-style-asian="normal" style:font-style-complex="normal"/>
    </style:style>
    <style:style style:name="T84" style:family="text">
      <style:text-properties fo:font-style="normal" officeooo:rsid="00e0da1f" style:font-style-asian="normal" style:font-style-complex="normal"/>
    </style:style>
    <style:style style:name="T85" style:family="text">
      <style:text-properties fo:font-style="normal" officeooo:rsid="00e2c6c3" style:font-style-asian="normal" style:font-style-complex="normal"/>
    </style:style>
    <style:style style:name="T86" style:family="text">
      <style:text-properties fo:font-style="normal" officeooo:rsid="00e35d5d" style:font-style-asian="normal" style:font-style-complex="normal"/>
    </style:style>
    <style:style style:name="T87" style:family="text">
      <style:text-properties fo:font-style="normal" fo:font-weight="bold" officeooo:rsid="0086888c" style:font-style-asian="normal" style:font-weight-asian="bold" style:font-style-complex="normal" style:font-weight-complex="bold"/>
    </style:style>
    <style:style style:name="T88" style:family="text">
      <style:text-properties fo:font-style="normal" fo:font-weight="bold" officeooo:rsid="00d3fd8d" style:font-style-asian="normal" style:font-weight-asian="bold" style:font-style-complex="normal" style:font-weight-complex="bold"/>
    </style:style>
    <style:style style:name="T89" style:family="text">
      <style:text-properties fo:font-style="normal" fo:font-weight="bold" officeooo:rsid="00d9116a" style:font-style-asian="normal" style:font-weight-asian="bold" style:font-style-complex="normal" style:font-weight-complex="bold"/>
    </style:style>
    <style:style style:name="T90" style:family="text">
      <style:text-properties officeooo:rsid="00b7ee2e"/>
    </style:style>
    <style:style style:name="T91" style:family="text">
      <style:text-properties officeooo:rsid="00bd66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 II</text:p>
      <text:p text:style-name="P2"><text:tab/><text:span text:style-name="T1">Lucius sat in a courtroom built of decisively more robust material then the average building would be granted the labor for. Its walls were crude cement, while the roof was composed of a thick glass.</text:span></text:p>
      <text:p text:style-name="P2"><text:tab/>“<text:span text:style-name="T2">All rise before the judge,” ordered the bailiff as a cat attempted to avoid making eye-contact with anyone else in the area, obeying orders. An imposing eagle stepped forward onto a podium, looking down upon all the attendants. His plain, simple white robe shrouded almost his entire body, aside from his bronze-feathered wings, golden talons, and his white head. Most surprising was that he wore a blindfold and seemed to rest his weight on a sledgehammer, holding its head like a staff.</text:span></text:p>
      <text:p text:style-name="P2"><text:tab/>“<text:span text:style-name="T3">Hello, and welcome, Lucius, to the court. You stand before me accused of a most heinous crime – genocide of the village of Err, presumably wiping out the buffalo group of bison from existence in the process. Do you admit to or reject these allegations?” he asked, a stoic look upon his face.</text:span></text:p>
      <text:p text:style-name="P2"><text:tab/>“<text:span text:style-name="T4">I reject them...your honor,” answered the cat with a hint of fear, evoking a tender smile from the eagle.</text:span></text:p>
      <text:p text:style-name="P2"><text:tab/>“<text:span text:style-name="T5">Then I shall treat you as the innocent you proclaim to be, friend, and I hope we shall see this is the truth,” said the eagle in reassurance, before slamming the hilt of his hammer against the ground, necessitating that everyone take their seats once more, which Lux followed suit with quickly. On the left side of the courtroom, where he himself sat in the front, there were many well-dressed tycoons – business partners from his past. In the center above his entry point sat diplomats of Unidad, while on the right side sat all manner of folk, from soldiers (including Panama) to merchants, to Hunt diplomats. Finally, above and behind the avian judge sat a various array of modest looking figures who Lucius had no recognition of.</text:span></text:p>
      <text:p text:style-name="P3"><text:tab/>“<text:span text:style-name="T6">Records show little history of you, outside the copious trade with our coalition. It will not suffice for you to stand trial while ignorance defines your actions, so I will do my best to guide you. The court is divided into a few sections – your defendants, the neutral onlookers, and the accusatory </text:span><text:soft-page-break/><text:span text:style-name="T6">party, as well as the Jury and I here in the back. Today, we shall have our introductions, our opening statements, and the like. From there, you’ll be permitted an escort and kept inside the bounds of Myriad City for the duration of the trial. Finally, to accommodate a newcomer to our legal system, I have provided for a </text:span><text:span text:style-name="T7">summon</text:span><text:span text:style-name="T8">.” </text:span></text:p>
      <text:p text:style-name="P4"><text:tab/>Suddenly the moonlight from above was gone as the glass became frosted over and a freezing gust of wind overtook the chamber. It was such an absolute darkness that even the nocturnal eyes saw nothing but blackness. Then, the wind disappeared, and the chill began to subside, but the light was still missing. An ominous voice spoke out: “I have answered your call.”</text:p>
      <text:p text:style-name="P3"><text:tab/><text:span text:style-name="T9">Meanwhile, Leora sat in Tia’s dining room chair with a look of shock still on her face, trembling. The Hunt had quickly moved in to “curtail” the property now that its leader was absent, with Gwendolyn trying her best to remain in control of the situation. She hadn’t found Leora yet, but she knew if the invaders had, they would’ve mentioned it by now, and so she took solace knowing the bat must be safe somewhere out of their reach. She sat at the private kitchen table, negotiating with the current “overseer,” a boar with yellowed tusks and a pudgy belly who had managed to get himself drunk within a few minutes of the start of the conversation.</text:span></text:p>
      <text:p text:style-name="P3"><text:tab/>“<text:span text:style-name="T10">So, you’re aware of the situation, hen, but I don’t think your subjects yet grasp the change in management. If you would be so kind as to -’</text:span></text:p>
      <text:p text:style-name="P3"><text:tab/>“<text:span text:style-name="T11">There’s been no change in management. You are here to keep order, not to usurp neither my lord nor myself, baron,” she squawked defiantly, before leaning back against her chair as the boar stood up in a look of anger. He walked with a terrifyingly calm presence to her side of the table, before smashing his hoof down in front of her food, snarling. Gwendolyn leaped out of her seat and began stepping back away, the baron taking a few swift steps forward and lifting her up by the wings.</text:span></text:p>
      <text:p text:style-name="P3"><text:tab/>“<text:span text:style-name="T12">If</text:span><text:span text:style-name="T16"> you would be </text:span><text:span text:style-name="T12">so kind</text:span><text:span text:style-name="T16"> as to help quell the pissants who’ve so crudely defied us so far, </text:span><text:span text:style-name="T17">we could avoid any </text:span><text:span text:style-name="T87">unnecessary violence</text:span><text:span text:style-name="T17">,” </text:span><text:span text:style-name="T18">he </text:span><text:span text:style-name="T19">finished, </text:span><text:span text:style-name="T20">staring into Gwen’s eyes </text:span><text:span text:style-name="T21">with bloodlust. </text:span><text:span text:style-name="T22">The hen nodded and was subsequently dropped to the floor, picking herself up and </text:span><text:span text:style-name="T23">stretching her wings.</text:span><text:span text:style-name="T24"> Her </text:span><text:soft-page-break/><text:span text:style-name="T24">guards </text:span><text:span text:style-name="T25">still stood at the table, </text:span><text:span text:style-name="T26">looking fearful of the massive boar, </text:span><text:span text:style-name="T27">but the rest of the soldiers at the table <text:s/>appeared mere grunts. </text:span><text:span text:style-name="T28">She </text:span><text:span text:style-name="T29">saw her opportunity </text:span><text:span text:style-name="T30">to make the iron hot by striking – a teaching her lord was fond of. </text:span><text:span text:style-name="T31">She drew Lucius’s </text:span><text:span text:style-name="T32">gun hidden in her ambassador’s robe, </text:span><text:span text:style-name="T33">and fired as the boar walked back to his seat, </text:span><text:span text:style-name="T34">piercing straight through his chest. </text:span><text:span text:style-name="T35">The boar stopped in place, and the whole room went silent with anticipation.</text:span></text:p>
      <text:p text:style-name="P3"><text:span text:style-name="T35"><text:tab/>“</text:span><text:span text:style-name="T39">Missed the heart...</text:span><text:span text:style-name="T36">” he said, cackling with a hint of gurgled blood as he turned around slowly, smirking at the now horrified hen. “...</text:span><text:span text:style-name="T39">b</text:span><text:span text:style-name="T38">ut now you’ve got me thinking: how long can a hen survive without her head?</text:span><text:span text:style-name="T37">,” he taunted, slowly making his way over to her, clearly in pain. </text:span><text:span text:style-name="T40">Gwendolyn </text:span><text:span text:style-name="T41">began to reload as fast as she could, </text:span><text:span text:style-name="T42">trying to step back further as </text:span><text:span text:style-name="T43">the boar passed her guards. “</text:span><text:span text:style-name="T44">Get over here, bird wretch!” he screamed, as the rest of the attendees sat petrified. </text:span><text:span text:style-name="T45">Gwen ran up the stairs and resumed fiddling with the gun, managing to reload it as the baron reached the halfway point. </text:span><text:span text:style-name="T46">Aiming again, she </text:span><text:span text:style-name="T47">fired into his face, blasting away one of his tusks, but doing minimal damage otherwise except to his jaw, </text:span><text:span text:style-name="T48">yet it was enough to knock him back down the stairs, where he </text:span><text:span text:style-name="T49">laid </text:span><text:span text:style-name="T50">panting and bleeding. </text:span><text:span text:style-name="T51">Seizing the moment, her guards drew their weapons, with two pointing at the opposing side of the table and two aiming for the baron. </text:span><text:span text:style-name="T52">The hen smiled, proud of herself, and blew on the pistol before reloading again, beginning to speak. “</text:span><text:span text:style-name="T53">As I said, </text:span><text:span text:style-name="T54">my most esteemed </text:span><text:span text:style-name="T13">guests</text:span><text:span text:style-name="T53">: there’s been no change of management.”</text:span></text:p>
      <text:p text:style-name="P2"><text:tab/><text:span text:style-name="T90">At the courtroom, the crowd gasped as the shadowy figure took his place beside Lucius, who tried his best to keep his composure. The mysterious creature wore a cloak lathered in sigils, but his features were entirely obscured aside for his talon-feet. He had to be some kind of avian.</text:span></text:p>
      <text:p text:style-name="P2"><text:tab/>“<text:span text:style-name="T91">What...what </text:span><text:span text:style-name="T14">are</text:span><text:span text:style-name="T55"> you? </text:span><text:span text:style-name="T14">Who</text:span><text:span text:style-name="T55"> are you?” Lux asked in clear bewilderment.</text:span></text:p>
      <text:p text:style-name="P2"><text:span text:style-name="T55"><text:tab/>“</text:span><text:span text:style-name="T56">Your attorney. Who else?” the creature replied with what seemed an arcane echo in his voice.</text:span></text:p>
      <text:p text:style-name="P2"><text:span text:style-name="T56"><text:tab/></text:span><text:span text:style-name="T57">“</text:span><text:span text:style-name="T58">Forgive me, but, a name, please?” the cat followed up </text:span><text:span text:style-name="T59">hesitantly, </text:span><text:span text:style-name="T60">eliciting the avian to sigh.</text:span></text:p>
      <text:p text:style-name="P2"><text:span text:style-name="T60"><text:tab/>“</text:span><text:span text:style-name="T61">Urod.</text:span><text:span text:style-name="T60">”</text:span></text:p>
      <text:p text:style-name="P2"><text:soft-page-break/><text:span text:style-name="T60"><text:tab/>“</text:span><text:span text:style-name="T62">Lord Lucius, the accusatory party may speak first, and then you will have the chance to give your own statement with your counsel’s aid,” noted the </text:span><text:span text:style-name="T63">eagle, as </text:span><text:span text:style-name="T64">the leader of the prosecution stood up: </text:span><text:span text:style-name="T65">a </text:span><text:span text:style-name="T66">prou</text:span><text:span text:style-name="T68">d, elderly</text:span><text:span text:style-name="T66"> lion with </text:span><text:span text:style-name="T67">a mane groomed and fastened into dreadlocks.</text:span></text:p>
      <text:p text:style-name="P2"><text:span text:style-name="T67"><text:tab/>“</text:span><text:span text:style-name="T69">Animals of the Myriad, </text:span><text:span text:style-name="T72">my fellow </text:span><text:span text:style-name="T70">creatures of the Hunt, and </text:span><text:span text:style-name="T71">representatives of the Unidad, </text:span><text:span text:style-name="T72">I </text:span><text:span text:style-name="T73">am here to prove to </text:span><text:span text:style-name="T88">all of you</text:span><text:span text:style-name="T73"> what my heart has already </text:span><text:span text:style-name="T74">mourned for the truth of: that we here stand in the presence of a murderer, a vile </text:span><text:span text:style-name="T76">cat</text:span><text:span text:style-name="T74"> who has, </text:span><text:span text:style-name="T75">with the aid of his wealth, destroyed a sub-collective of our people and razed their homelands. </text:span><text:span text:style-name="T76">A </text:span><text:span text:style-name="T77">cat who has </text:span><text:span text:style-name="T78">betrayed his ties and friendships to the independent lands, and who has proven an enemy to the regional powers. </text:span><text:span text:style-name="T79">Rest assured, judge, jury, and onlookers, that </text:span><text:span text:style-name="T80">I will not fail to elucidate the truth behind </text:span><text:span text:style-name="T15">Lord </text:span><text:span text:style-name="T80">Lucius and</text:span><text:span text:style-name="T89"> bring him to justice!</text:span><text:span text:style-name="T80">”</text:span></text:p>
      <text:p text:style-name="P2"><text:span text:style-name="T80"><text:tab/></text:span><text:span text:style-name="T81">Lucius held his head in his paws, </text:span><text:span text:style-name="T82">beginning to tremble, before </text:span><text:span text:style-name="T83">Urod stood and walked to the center of the room, facing the judge casually. “</text:span><text:span text:style-name="T84">Judge, jury, I stand here to perform my sacred duty, just as you stand to perform your own. I shall stand as the bastion of innocence for the defendant. I will preserve him and his good character from this defamation – this slander he undergoes now, just as is ordained my task. </text:span><text:span text:style-name="T85">I will not fail, and you shall all indeed see the truth behind the lord who sits here today – a cat of </text:span><text:span text:style-name="T86">honesty, of goodwill, and of clear conscienc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Roboto" svg:font-family="Roboto,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2T12:19:15.305452782</meta:creation-date>
    <dc:date>2020-04-05T15:48:52.976971114</dc:date>
    <meta:editing-duration>PT6H35M30S</meta:editing-duration>
    <meta:editing-cycles>222</meta:editing-cycles>
    <meta:generator>LibreOffice/6.3.5.2$Linux_X86_64 LibreOffice_project/30$Build-2</meta:generator>
    <meta:document-statistic meta:table-count="0" meta:image-count="0" meta:object-count="0" meta:page-count="4" meta:paragraph-count="21" meta:word-count="1415" meta:character-count="7961" meta:non-whitespace-character-count="6539"/>
  </office:meta>
</office:document-meta>
</file>